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93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39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olecular weight (g/mol)</text:p>
          </table:table-cell>
          <table:table-cell office:value-type="string" calcext:value-type="string">
            <text:p>concentration (g/L)</text:p>
          </table:table-cell>
          <table:table-cell table:style-name="Default" office:value-type="string" calcext:value-type="string">
            <text:p>concentration (mmol/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180.1559" calcext:value-type="float">
            <text:p>180.1559</text:p>
          </table:table-cell>
          <table:table-cell office:value-type="float" office:value="11.9" calcext:value-type="float">
            <text:p>11.9</text:p>
          </table:table-cell>
          <table:table-cell table:style-name="ce2" table:formula="of:=1000*[.C2]/[.B2]" office:value-type="float" office:value="66.0539010934419" calcext:value-type="float">
            <text:p>66.053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ammonium sulfate</text:p>
          </table:table-cell>
          <table:table-cell office:value-type="float" office:value="132.1395" calcext:value-type="float">
            <text:p>132.1395</text:p>
          </table:table-cell>
          <table:table-cell office:value-type="float" office:value="2" calcext:value-type="float">
            <text:p>2</text:p>
          </table:table-cell>
          <table:table-cell table:style-name="ce2" table:formula="of:=1000*[.C3]/[.B3]" office:value-type="float" office:value="15.1355196591481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otassium phosphate</text:p>
          </table:table-cell>
          <table:table-cell office:value-type="float" office:value="174.1759" calcext:value-type="float">
            <text:p>174.1759</text:p>
          </table:table-cell>
          <table:table-cell office:value-type="float" office:value="14.6" calcext:value-type="float">
            <text:p>14.6</text:p>
          </table:table-cell>
          <table:table-cell table:style-name="ce2" table:formula="of:=1000*[.C4]/[.B4]" office:value-type="float" office:value="83.8233073576769" calcext:value-type="float">
            <text:p>83.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hydrogen phosphate (hydrated)</text:p>
          </table:table-cell>
          <table:table-cell office:value-type="float" office:value="156.0076" calcext:value-type="float">
            <text:p>156.0076</text:p>
          </table:table-cell>
          <table:table-cell office:value-type="float" office:value="3.6" calcext:value-type="float">
            <text:p>3.6</text:p>
          </table:table-cell>
          <table:table-cell table:style-name="ce2" table:formula="of:=1000*[.C5]/[.B5]" office:value-type="float" office:value="23.075798871337" calcext:value-type="float">
            <text:p>23.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um hydrogen citrate</text:p>
          </table:table-cell>
          <table:table-cell office:value-type="float" office:value="226.181" calcext:value-type="float">
            <text:p>226.181</text:p>
          </table:table-cell>
          <table:table-cell office:value-type="float" office:value="0.5" calcext:value-type="float">
            <text:p>0.5</text:p>
          </table:table-cell>
          <table:table-cell table:style-name="ce2" table:formula="of:=1000*[.C6]/[.B6]" office:value-type="float" office:value="2.21061892908777" calcext:value-type="float">
            <text:p>2.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sulfate</text:p>
          </table:table-cell>
          <table:table-cell office:value-type="float" office:value="120.3676" calcext:value-type="float">
            <text:p>120.3676</text:p>
          </table:table-cell>
          <table:table-cell office:value-type="float" office:value="0.24" calcext:value-type="float">
            <text:p>0.24</text:p>
          </table:table-cell>
          <table:table-cell table:style-name="ce2" table:formula="of:=1000*[.C7]/[.B7]" office:value-type="float" office:value="1.99389204403843" calcext:value-type="float">
            <text:p>1.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um chloride (hydrated)</text:p>
          </table:table-cell>
          <table:table-cell office:value-type="float" office:value="147.0146" calcext:value-type="float">
            <text:p>147.0146</text:p>
          </table:table-cell>
          <table:table-cell table:formula="of:=1*0.001" office:value-type="float" office:value="0.001" calcext:value-type="float">
            <text:p>0.001</text:p>
          </table:table-cell>
          <table:table-cell table:style-name="ce2" table:formula="of:=1000*[.C8]/[.B8]" office:value-type="float" office:value="0.00680204551112611" calcext:value-type="float">
            <text:p>0.0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(III) chloride</text:p>
          </table:table-cell>
          <table:table-cell office:value-type="float" office:value="162.204" calcext:value-type="float">
            <text:p>162.204</text:p>
          </table:table-cell>
          <table:table-cell table:formula="of:=20.06*0.001" office:value-type="float" office:value="0.02006" calcext:value-type="float">
            <text:p>0.02006</text:p>
          </table:table-cell>
          <table:table-cell table:style-name="ce2" table:formula="of:=1000*[.C9]/[.B9]" office:value-type="float" office:value="0.123671426105398" calcext:value-type="float">
            <text:p>0.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ulfate (hydrated)</text:p>
          </table:table-cell>
          <table:table-cell office:value-type="float" office:value="287.5496" calcext:value-type="float">
            <text:p>287.5496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0]/[.B10]" office:value-type="float" office:value="0.00125195792308527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sulfate (hydrated)</text:p>
          </table:table-cell>
          <table:table-cell office:value-type="float" office:value="249.685" calcext:value-type="float">
            <text:p>249.685</text:p>
          </table:table-cell>
          <table:table-cell table:formula="of:=0.32*0.001" office:value-type="float" office:value="0.00032" calcext:value-type="float">
            <text:p>0.00032</text:p>
          </table:table-cell>
          <table:table-cell table:style-name="ce2" table:formula="of:=1000*[.C11]/[.B11]" office:value-type="float" office:value="0.00128161483469171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(II) sulfate (hydrated)</text:p>
          </table:table-cell>
          <table:table-cell office:value-type="float" office:value="169.0159" calcext:value-type="float">
            <text:p>169.0159</text:p>
          </table:table-cell>
          <table:table-cell table:formula="of:=0.3*0.001" office:value-type="float" office:value="0.0003" calcext:value-type="float">
            <text:p>0.0003</text:p>
          </table:table-cell>
          <table:table-cell table:style-name="ce2" table:formula="of:=1000*[.C12]/[.B12]" office:value-type="float" office:value="0.00177498093374647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t (II) chloride (hydrated)</text:p>
          </table:table-cell>
          <table:table-cell office:value-type="float" office:value="237.9309" calcext:value-type="float">
            <text:p>237.9309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3]/[.B13]" office:value-type="float" office:value="0.00151304433345984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2EDTA.2H2O</text:p>
          </table:table-cell>
          <table:table-cell office:value-type="float" office:value="372.24" calcext:value-type="float">
            <text:p>372.24</text:p>
          </table:table-cell>
          <table:table-cell table:formula="of:=44.6*0.001" office:value-type="float" office:value="0.0446" calcext:value-type="float">
            <text:p>0.0446</text:p>
          </table:table-cell>
          <table:table-cell table:style-name="ce2" table:formula="of:=1000*[.C14]/[.B14]" office:value-type="float" office:value="0.119815173006662" calcext:value-type="float">
            <text:p>0.11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i (mmol/L)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hassagnole; units mM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table:style-name="ce2" table:formula="of:=[.D2]" office:value-type="float" office:value="66.0539010934419" calcext:value-type="float">
            <text:p>66.0539</text:p>
          </table:table-cell>
          <table:table-cell table:style-name="ce4" table:formula="of:=[.B17]*[.$F$21]" office:value-type="float" office:value="0.0152141839629265" calcext:value-type="float">
            <text:p>0.015214183962927</text:p>
          </table:table-cell>
          <table:table-cell table:formula="of:=[.B17]*[.$F$28]" office:value-type="float" office:value="0.118947637984359" calcext:value-type="float">
            <text:p>0.118947637984359</text:p>
          </table:table-cell>
          <table:table-cell office:value-type="string" calcext:value-type="string">
            <text:p>mu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 table:style-name="ce2" table:formula="of:=2*[.D3]+2*[.D6]" office:value-type="float" office:value="34.6922771764717" calcext:value-type="float">
            <text:p>34.6923</text:p>
          </table:table-cell>
          <table:table-cell table:style-name="ce4" table:formula="of:=[.B18]*[.$F$21]" office:value-type="float" office:value="0.0079906663848516" calcext:value-type="float">
            <text:p>0.007990666384852</text:p>
          </table:table-cell>
          <table:table-cell table:formula="of:=[.B18]*[.$F$28]" office:value-type="float" office:value="0.0624726830380908" calcext:value-type="float">
            <text:p>0.062472683038091</text:p>
          </table:table-cell>
          <table:table-cell office:value-type="string" calcext:value-type="string">
            <text:p>od600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SO4 2-</text:p>
          </table:table-cell>
          <table:table-cell table:style-name="ce2" table:formula="of:=[.D3]+[.D7]+[.D10]+[.D11]+[.D12]" office:value-type="float" office:value="17.133720256878" calcext:value-type="float">
            <text:p>17.1337</text:p>
          </table:table-cell>
          <table:table-cell table:style-name="ce4" table:formula="of:=[.B19]*[.$F$21]" office:value-type="float" office:value="0.00394640691378248" calcext:value-type="float">
            <text:p>0.003946406913782</text:p>
          </table:table-cell>
          <table:table-cell table:formula="of:=[.B19]*[.$F$28]" office:value-type="float" office:value="0.0308538257499336" calcext:value-type="float">
            <text:p>0.030853825749934</text:p>
          </table:table-cell>
          <table:table-cell office:value-type="string" calcext:value-type="string">
            <text:p>z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K+</text:p>
          </table:table-cell>
          <table:table-cell table:style-name="ce2" table:formula="of:=2*[.D4]" office:value-type="float" office:value="167.646614715354" calcext:value-type="float">
            <text:p>167.6466</text:p>
          </table:table-cell>
          <table:table-cell table:style-name="ce4" table:formula="of:=[.B20]*[.$F$21]" office:value-type="float" office:value="0.0386140166563834" calcext:value-type="float">
            <text:p>0.038614016656383</text:p>
          </table:table-cell>
          <table:table-cell table:formula="of:=[.B20]*[.$F$28]" office:value-type="float" office:value="0.3018923713265" calcext:value-type="float">
            <text:p>0.3018923713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PO4 2-</text:p>
          </table:table-cell>
          <table:table-cell table:style-name="ce3" table:formula="of:=[.D4]" office:value-type="float" office:value="83.8233073576769" calcext:value-type="float">
            <text:p>83.8233</text:p>
          </table:table-cell>
          <table:table-cell table:style-name="ce4" table:formula="of:=[.B21]*[.$F$21]" office:value-type="float" office:value="0.0193070083281917" calcext:value-type="float">
            <text:p>0.019307008328192</text:p>
          </table:table-cell>
          <table:table-cell table:formula="of:=[.B21]*[.$F$28]" office:value-type="float" office:value="0.15094618566325" calcext:value-type="float">
            <text:p>0.15094618566325</text:p>
          </table:table-cell>
          <table:table-cell office:value-type="string" calcext:value-type="string">
            <text:p>constant</text:p>
          </table:table-cell>
          <table:table-cell table:formula="of:=[.$F$17]/(3600*[.$F$18]*[.$F$19])" office:value-type="float" office:value="0.000230329832319882" calcext:value-type="float">
            <text:p>0.00023032983232</text:p>
          </table:table-cell>
        </table:table-row>
        <table:table-row table:style-name="ro1">
          <table:table-cell table:style-name="ce1" office:value-type="string" calcext:value-type="string">
            <text:p>H2PO4 -</text:p>
          </table:table-cell>
          <table:table-cell table:style-name="ce3" table:formula="of:=[.D5]" office:value-type="float" office:value="23.075798871337" calcext:value-type="float">
            <text:p>23.0758</text:p>
          </table:table-cell>
          <table:table-cell table:style-name="ce4" table:formula="of:=[.B22]*[.$F$21]" office:value-type="float" office:value="0.00531504488468238" calcext:value-type="float">
            <text:p>0.005315044884682</text:p>
          </table:table-cell>
          <table:table-cell table:formula="of:=[.B22]*[.$F$28]" office:value-type="float" office:value="0.0415541205729057" calcext:value-type="float">
            <text:p>0.041554120572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itrate</text:p>
          </table:table-cell>
          <table:table-cell table:style-name="ce2" table:formula="of:=[.D6]" office:value-type="float" office:value="2.21061892908777" calcext:value-type="float">
            <text:p>2.2106</text:p>
          </table:table-cell>
          <table:table-cell table:style-name="ce4" table:formula="of:=[.B23]*[.$F$21]" office:value-type="float" office:value="0.000509171487259943" calcext:value-type="float">
            <text:p>0.00050917148726</text:p>
          </table:table-cell>
          <table:table-cell table:formula="of:=[.B23]*[.$F$28]" office:value-type="float" office:value="0.00398080803322319" calcext:value-type="float">
            <text:p>0.003980808033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2+</text:p>
          </table:table-cell>
          <table:table-cell table:style-name="ce2" table:formula="of:=[.D7]" office:value-type="float" office:value="1.99389204403843" calcext:value-type="float">
            <text:p>1.9939</text:p>
          </table:table-cell>
          <table:table-cell table:style-name="ce4" table:formula="of:=[.B24]*[.$F$21]" office:value-type="float" office:value="0.000459252820167319" calcext:value-type="float">
            <text:p>0.000459252820167</text:p>
          </table:table-cell>
          <table:table-cell table:formula="of:=[.B24]*[.$F$28]" office:value-type="float" office:value="0.00359053356589296" calcext:value-type="float">
            <text:p>0.003590533565893</text:p>
          </table:table-cell>
          <table:table-cell office:value-type="string" calcext:value-type="string">
            <text:p>rho_x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Ca2+</text:p>
          </table:table-cell>
          <table:table-cell table:style-name="ce2" table:formula="of:=[.D8]" office:value-type="float" office:value="0.00680204551112611" calcext:value-type="float">
            <text:p>0.0068</text:p>
          </table:table-cell>
          <table:table-cell table:style-name="ce4" table:formula="of:=[.B25]*[.$F$21]" office:value-type="float" office:value="0.00000156671400200988" calcext:value-type="float">
            <text:p>1.56671400200988E-06</text:p>
          </table:table-cell>
          <table:table-cell table:formula="of:=[.B25]*[.$F$28]" office:value-type="float" office:value="0.0000122488942154378" calcext:value-type="float">
            <text:p>1.22488942154378E-05</text:p>
          </table:table-cell>
          <table:table-cell office:value-type="string" calcext:value-type="string">
            <text:p>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l-</text:p>
          </table:table-cell>
          <table:table-cell table:style-name="ce2" table:formula="of:=2*[.D8]+3*[.D9]+2*[.D13]" office:value-type="float" office:value="0.387644458005366" calcext:value-type="float">
            <text:p>0.3876</text:p>
          </table:table-cell>
          <table:table-cell table:style-name="ce4" table:formula="of:=[.B26]*[.$F$21]" office:value-type="float" office:value="0.0000892860830121075" calcext:value-type="float">
            <text:p>8.92860830121075E-05</text:p>
          </table:table-cell>
          <table:table-cell table:formula="of:=[.B26]*[.$F$28]" office:value-type="float" office:value="0.000698057069971349" calcext:value-type="float">
            <text:p>0.000698057069971</text:p>
          </table:table-cell>
          <table:table-cell office:value-type="string" calcext:value-type="string">
            <text:p>C_x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Fe3+</text:p>
          </table:table-cell>
          <table:table-cell table:style-name="ce2" table:formula="of:=[.D9]" office:value-type="float" office:value="0.123671426105398" calcext:value-type="float">
            <text:p>0.1237</text:p>
          </table:table-cell>
          <table:table-cell table:style-name="ce4" table:formula="of:=[.B27]*[.$F$21]" office:value-type="float" office:value="0.000028485218837617" calcext:value-type="float">
            <text:p>2.8485218837617E-05</text:p>
          </table:table-cell>
          <table:table-cell table:formula="of:=[.B27]*[.$F$28]" office:value-type="float" office:value="0.000222703334366042" calcext:value-type="float">
            <text:p>0.000222703334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2+</text:p>
          </table:table-cell>
          <table:table-cell table:style-name="ce2" table:formula="of:=[.D10]" office:value-type="float" office:value="0.00125195792308527" calcext:value-type="float">
            <text:p>0.0013</text:p>
          </table:table-cell>
          <table:table-cell table:style-name="ce4" table:formula="of:=[.B28]*[.$F$21]" office:value-type="float" office:value="0.000000288363258495778" calcext:value-type="float">
            <text:p>2.88363258495778E-07</text:p>
          </table:table-cell>
          <table:table-cell table:formula="of:=[.B28]*[.$F$28]" office:value-type="float" office:value="0.00000225448361628382" calcext:value-type="float">
            <text:p>2.25448361628382E-06</text:p>
          </table:table-cell>
          <table:table-cell office:value-type="string" calcext:value-type="string">
            <text:p>constant</text:p>
          </table:table-cell>
          <table:table-cell table:formula="of:=(([.F24]*[.F25])/([.F26]))/3600" office:value-type="float" office:value="0.0018007662835249" calcext:value-type="float">
            <text:p>0.001800766283525</text:p>
          </table:table-cell>
        </table:table-row>
        <table:table-row table:style-name="ro1">
          <table:table-cell office:value-type="string" calcext:value-type="string">
            <text:p>Cu2+</text:p>
          </table:table-cell>
          <table:table-cell table:style-name="ce2" table:formula="of:=[.D11]" office:value-type="float" office:value="0.00128161483469171" calcext:value-type="float">
            <text:p>0.0013</text:p>
          </table:table-cell>
          <table:table-cell table:style-name="ce4" table:formula="of:=[.B29]*[.$F$21]" office:value-type="float" office:value="0.000000295194129973215" calcext:value-type="float">
            <text:p>2.95194129973215E-07</text:p>
          </table:table-cell>
          <table:table-cell table:formula="of:=[.B29]*[.$F$28]" office:value-type="float" office:value="0.00000230788878277818" calcext:value-type="float">
            <text:p>2.3078887827781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2+</text:p>
          </table:table-cell>
          <table:table-cell table:style-name="ce2" table:formula="of:=[.D12]" office:value-type="float" office:value="0.00177498093374647" calcext:value-type="float">
            <text:p>0.0018</text:p>
          </table:table-cell>
          <table:table-cell table:style-name="ce4" table:formula="of:=[.B30]*[.$F$21]" office:value-type="float" office:value="0.000000408831060840812" calcext:value-type="float">
            <text:p>4.08831060840812E-07</text:p>
          </table:table-cell>
          <table:table-cell table:formula="of:=[.B30]*[.$F$28]" office:value-type="float" office:value="0.0000031963258193902" calcext:value-type="float">
            <text:p>3.1963258193902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2+</text:p>
          </table:table-cell>
          <table:table-cell table:style-name="ce2" table:formula="of:=[.D13]" office:value-type="float" office:value="0.00151304433345984" calcext:value-type="float">
            <text:p>0.0015</text:p>
          </table:table-cell>
          <table:table-cell table:style-name="ce4" table:formula="of:=[.B31]*[.$F$21]" office:value-type="float" office:value="0.000000348499247618353" calcext:value-type="float">
            <text:p>3.48499247618353E-07</text:p>
          </table:table-cell>
          <table:table-cell table:formula="of:=[.B31]*[.$F$28]" office:value-type="float" office:value="0.00000272463922117289" calcext:value-type="float">
            <text:p>2.7246392211728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style-name="ce2" table:formula="of:=[.D14]" office:value-type="float" office:value="0.119815173006662" calcext:value-type="float">
            <text:p>0.1198</text:p>
          </table:table-cell>
          <table:table-cell table:style-name="ce4" table:formula="of:=[.B32]*[.$F$21]" office:value-type="float" office:value="0.0000275970087080021" calcext:value-type="float">
            <text:p>2.75970087080021E-05</text:p>
          </table:table-cell>
          <table:table-cell table:formula="of:=[.B32]*[.$F$28]" office:value-type="float" office:value="0.0002157591238051" calcext:value-type="float">
            <text:p>0.000215759123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+</text:p>
          </table:table-cell>
          <table:table-cell table:formula="of:=[.D5]+2*[.D14]" office:value-type="float" office:value="23.3154292173503" calcext:value-type="float">
            <text:p>23.3154292173503</text:p>
          </table:table-cell>
          <table:table-cell table:style-name="ce4" table:formula="of:=[.B33]*[.$F$21]" office:value-type="float" office:value="0.00537023890209838" calcext:value-type="float">
            <text:p>0.005370238902098</text:p>
          </table:table-cell>
          <table:table-cell table:formula="of:=[.B33]*[.$F$28]" office:value-type="float" office:value="0.0419856388205159" calcext:value-type="float">
            <text:p>0.0419856388205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phosphates</text:p>
          </table:table-cell>
          <table:table-cell table:style-name="ce3" table:formula="of:=[.B21]+[.B22]" office:value-type="float" office:value="106.899106229014" calcext:value-type="float">
            <text:p>106.8991</text:p>
          </table:table-cell>
          <table:table-cell table:style-name="ce3" table:formula="of:=[.C21]+[.C22]" office:value-type="float" office:value="0.0246220532128741" calcext:value-type="float">
            <text:p>0.0246</text:p>
          </table:table-cell>
          <table:table-cell table:style-name="ce3" table:formula="of:=[.D21]+[.D22]" office:value-type="float" office:value="0.192500306236155" calcext:value-type="float">
            <text:p>0.19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te about phosphates: 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lying above concentrations with pKa leads to negligible changes in the concentration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f the two species. Resulting pH is 6.64, but I don’t think this is very relevan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organic phosphates usually exist as HPO4 2- and H2PO4- in physiological conditions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7:02:20.129203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14:02.226339448</meta:creation-date>
    <dc:date>2019-08-30T17:05:07.161788680</dc:date>
    <meta:editing-duration>PT48M7S</meta:editing-duration>
    <meta:editing-cycles>10</meta:editing-cycles>
    <meta:generator>LibreOffice/6.0.7.3$Linux_X86_64 LibreOffice_project/00m0$Build-3</meta:generator>
    <meta:document-statistic meta:table-count="1" meta:cell-count="151" meta:object-count="0"/>
  </office:meta>
</office:document-meta>
</file>